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mily.getMe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setMembers( Person [ ] memb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Test16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amily.getMa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mily.setMaster( Person ma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